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Play : A la Splinter cell, un personnage qui doit aller d'un point A à un point B en evitant de se faire repérer.</text:p>
      <text:p text:style-name="Standard"/>
      <text:p text:style-name="Standard"/>
      <text:p text:style-name="Standard">Liste Features :</text:p>
      <text:list xml:id="list6605147583335253485" text:style-name="L1">
        <text:list-item>
          <text:p text:style-name="P1">Procedural Generation. <text:s/>ROBIN</text:p>
        </text:list-item>
        <text:list-item>
          <text:p text:style-name="P1">Mouvement des gardes (IA). <text:s text:c="3"/>CEDRIC</text:p>
        </text:list-item>
        <text:list-item>
          <text:p text:style-name="P1">Les gardes ont une mémoire du joueur (Derniere position connues). <text:s text:c="3"/>CEDRIC</text:p>
        </text:list-item>
        <text:list-item>
          <text:p text:style-name="P1">Le joueur peut faire diversion en faisant du bruit ou en lançant des objets. <text:s text:c="4"/>JORDAN</text:p>
        </text:list-item>
        <text:list-item>
          <text:p text:style-name="P1">Le joueur peut se camoufler sous un carton comme dans MGS. <text:s text:c="4"/>JORDAN</text:p>
        </text:list-item>
      </text:list>
      <text:p text:style-name="Standard"/>
      <text:p text:style-name="Standard"/>
      <text:p text:style-name="Standard"/>
      <text:p text:style-name="Standard">OLDDDDDD</text:p>
      <text:p text:style-name="Standard">Must Have :</text:p>
      <text:list xml:id="list5667619379291274432" text:style-name="L2">
        <text:list-item>
          <text:p text:style-name="P2">Génération procédurale.</text:p>
        </text:list-item>
        <text:list-item>
          <text:p text:style-name="P2"/>
        </text:list-item>
        <text:list-item>
          <text:p text:style-name="P2">Mouvement des gardes vers le joueur (même chemin).</text:p>
        </text:list-item>
        <text:list-item>
          <text:p text:style-name="P2">Mémoire minime des gardes.</text:p>
        </text:list-item>
        <text:list-item>
          <text:p text:style-name="P2"/>
        </text:list-item>
        <text:list-item>
          <text:p text:style-name="P2">Camouflage du joueur.</text:p>
        </text:list-item>
      </text:list>
      <text:p text:style-name="Standard"/>
      <text:p text:style-name="Standard">Sould Have :</text:p>
      <text:list xml:id="list4041182983510449225" text:style-name="L3">
        <text:list-item>
          <text:p text:style-name="P3">Les gardes peuvent encercler le joueur pour le bloqué.</text:p>
        </text:list-item>
        <text:list-item>
          <text:p text:style-name="P3">Les patrouilles s'adaptent à la derniere position connue.</text:p>
        </text:list-item>
        <text:list-item>
          <text:p text:style-name="P3">Le bruit est généré comme dans la vrai vie : rebond sur les murs ...</text:p>
        </text:list-item>
        <text:list-item>
          <text:p text:style-name="P3">Le joueur possèderait un inventaire d'objets à lancer avec différents type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NEWW</text:p>
      <text:p text:style-name="Standard"/>
      <text:p text:style-name="Standard">Must Have :</text:p>
      <text:list xml:id="list35629856" text:continue-list="list5667619379291274432" text:style-name="L2">
        <text:list-item>
          <text:p text:style-name="P2">Génération procédurale.</text:p>
        </text:list-item>
        <text:list-item>
          <text:p text:style-name="P2">Mouvement des gardes vers le joueur (même chemin).</text:p>
        </text:list-item>
      </text:list>
      <text:p text:style-name="Standard"/>
      <text:p text:style-name="Standard">Sould Have :</text:p>
      <text:list xml:id="list968357017376891583" text:style-name="L4">
        <text:list-item>
          <text:p text:style-name="P4">1/ Mémoire minime des gardes.</text:p>
        </text:list-item>
        <text:list-item>
          <text:p text:style-name="P4">1/ Le joueur possèderait un inventaire d'objets à lancer avec différents type.</text:p>
        </text:list-item>
        <text:list-item>
          <text:p text:style-name="P4">2/ Camouflage du joueu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7M32S</meta:editing-duration>
    <meta:editing-cycles>13</meta:editing-cycles>
    <meta:generator>OpenOffice/4.1.1$Win32 OpenOffice.org_project/411m6$Build-9775</meta:generator>
    <dc:date>2016-01-23T15:45:13.45</dc:date>
    <dc:creator>Cédric Brun</dc:creator>
    <meta:document-statistic meta:table-count="0" meta:image-count="0" meta:object-count="0" meta:page-count="1" meta:paragraph-count="26" meta:word-count="196" meta:character-count="1083"/>
    <meta:user-defined meta:name="Info 1"/>
    <meta:user-defined meta:name="Info 2"/>
    <meta:user-defined meta:name="Info 3"/>
    <meta:user-defined meta:name="Info 4"/>
  </office:meta>
</office:document-meta>
</file>